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1c5b3b" officeooo:paragraph-rsid="0022e453"/>
    </style:style>
    <style:style style:name="P7" style:family="paragraph" style:parent-style-name="Table_20_Contents">
      <style:text-properties officeooo:rsid="000cf989" officeooo:paragraph-rsid="0021c7e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officeooo:rsid="000cf989" officeooo:paragraph-rsid="0021c7e4"/>
    </style:style>
    <style:style style:name="P11" style:family="paragraph" style:parent-style-name="Standard" style:list-style-name="L1">
      <style:text-properties officeooo:rsid="000e27c0" officeooo:paragraph-rsid="0022e453"/>
    </style:style>
    <style:style style:name="P12" style:family="paragraph" style:parent-style-name="Table_20_Contents">
      <style:paragraph-properties fo:margin-left="1.251cm" fo:margin-right="0cm" fo:text-indent="0cm" style:auto-text-indent="false"/>
    </style:style>
    <style:style style:name="P13" style:family="paragraph" style:parent-style-name="Azione_20_attore">
      <style:text-properties officeooo:rsid="001c5b3b" officeooo:paragraph-rsid="001dfe22"/>
    </style:style>
    <style:style style:name="P14" style:family="paragraph" style:parent-style-name="Azione_20_attore" style:list-style-name="Numerazione_20_UC">
      <style:text-properties officeooo:rsid="001c5b3b" officeooo:paragraph-rsid="0022e453"/>
    </style:style>
    <style:style style:name="P15" style:family="paragraph" style:parent-style-name="Azione_20_attore" style:list-style-name="Numerazione_20_UC">
      <style:text-properties officeooo:rsid="00241e9b" officeooo:paragraph-rsid="00241e9b"/>
    </style:style>
    <style:style style:name="P16" style:family="paragraph" style:parent-style-name="Azione_20_attore" style:list-style-name="">
      <style:paragraph-properties fo:margin-left="2.501cm" fo:margin-right="0cm" fo:text-indent="-1.45cm" style:auto-text-indent="false"/>
      <style:text-properties fo:font-weight="normal" officeooo:rsid="00241e9b" officeooo:paragraph-rsid="00241e9b" style:font-weight-asian="normal" style:font-weight-complex="normal"/>
    </style:style>
    <style:style style:name="P17" style:family="paragraph" style:parent-style-name="Azione_20_sistema" style:list-style-name="">
      <style:text-properties officeooo:rsid="00250012" officeooo:paragraph-rsid="0022e453"/>
    </style:style>
    <style:style style:name="P18" style:family="paragraph" style:parent-style-name="Azione_20_sistema" style:list-style-name="">
      <style:text-properties officeooo:rsid="001c5b3b" officeooo:paragraph-rsid="0022e453"/>
    </style:style>
    <style:style style:name="P19" style:family="paragraph" style:parent-style-name="Azione_20_sistema" style:list-style-name="">
      <style:text-properties officeooo:rsid="00241e9b" officeooo:paragraph-rsid="00241e9b"/>
    </style:style>
    <style:style style:name="P20" style:family="paragraph" style:parent-style-name="Azione_20_sistema" style:list-style-name="Numerazione_20_UC">
      <style:paragraph-properties fo:margin-left="2.501cm" fo:margin-right="0cm" fo:text-indent="-1.45cm" style:auto-text-indent="false"/>
      <style:text-properties officeooo:rsid="001c5b3b" officeooo:paragraph-rsid="00241e9b"/>
    </style:style>
    <style:style style:name="P21" style:family="paragraph" style:parent-style-name="Default" style:list-style-name="">
      <style:paragraph-properties style:text-autospace="none"/>
      <style:text-properties officeooo:rsid="001c5b3b"/>
    </style:style>
    <style:style style:name="T1" style:family="text">
      <style:text-properties officeooo:rsid="0012f53f"/>
    </style:style>
    <style:style style:name="T2" style:family="text">
      <style:text-properties officeooo:rsid="000ad213"/>
    </style:style>
    <style:style style:name="T3" style:family="text">
      <style:text-properties officeooo:rsid="00185656"/>
    </style:style>
    <style:style style:name="T4" style:family="text">
      <style:text-properties officeooo:rsid="001bd8c4"/>
    </style:style>
    <style:style style:name="T5" style:family="text">
      <style:text-properties officeooo:rsid="001c5b3b"/>
    </style:style>
    <style:style style:name="T6" style:family="text">
      <style:text-properties officeooo:rsid="0017a4d5"/>
    </style:style>
    <style:style style:name="T7" style:family="text">
      <style:text-properties fo:font-style="normal" officeooo:rsid="0017a4d5" style:font-style-asian="normal" style:font-style-complex="normal"/>
    </style:style>
    <style:style style:name="T8" style:family="text">
      <style:text-properties officeooo:rsid="0025720b"/>
    </style:style>
    <style:style style:name="T9" style:family="text">
      <style:text-properties officeooo:rsid="0010332d"/>
    </style:style>
    <style:style style:name="T10" style:family="text">
      <style:text-properties officeooo:rsid="001907a3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18a3ec" style:font-weight-asian="normal" style:font-weight-complex="normal"/>
    </style:style>
    <style:style style:name="T13" style:family="text">
      <style:text-properties fo:font-weight="normal" officeooo:rsid="00241e9b" style:font-weight-asian="normal" style:font-weight-complex="normal"/>
    </style:style>
    <style:style style:name="T14" style:family="text">
      <style:text-properties officeooo:rsid="0022e453"/>
    </style:style>
    <style:style style:name="T15" style:family="text">
      <style:text-properties officeooo:rsid="00241e9b"/>
    </style:style>
    <style:style style:name="T16" style:family="text">
      <style:text-properties fo:font-weight="bold" officeooo:rsid="00241e9b" style:font-weight-asian="bold" style:font-weight-complex="bold"/>
    </style:style>
    <style:style style:name="T17" style:family="text">
      <style:text-properties fo:color="#000000" style:font-name="Times New Roman1" fo:font-size="11.5pt" officeooo:rsid="001c5b3b" style:font-name-asian="Times New Roman1" style:font-size-asian="11.5pt" style:font-name-complex="Times New Roman1" style:font-size-complex="11.5pt"/>
    </style:style>
    <style:style style:name="T18" style:family="text">
      <style:text-properties fo:color="#000000" style:font-name="Times New Roman1" officeooo:rsid="001c5b3b" style:font-name-asian="Times New Roman1" style:font-name-complex="Times New Roman1"/>
    </style:style>
    <style:style style:name="T19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20" style:family="text">
      <style:text-properties fo:color="#000000" officeooo:rsid="001c5b3b" style:font-name-asian="Times New Roman1" style:font-name-complex="Times New Roman1"/>
    </style:style>
    <style:style style:name="T21" style:family="text">
      <style:text-properties fo:color="#000000" fo:font-weight="normal" officeooo:rsid="001c5b3b" style:font-name-asian="Times New Roman1" style:font-weight-asian="normal" style:font-name-complex="Times New Roman1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officeooo:rsid="0025597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<text:span text:style-name="T21">L'utente accede al sistema e viene riconosciuto come Psicopedagogo, l'utente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4">i</text:span></text:p>
          </table:table-cell>
          <table:table-cell table:style-name="Tabella33.B2" office:value-type="string">
            <text:list xml:id="list39514774" text:style-name="Numerazione_20_UC">
              <text:list-header>
                <text:p text:style-name="P13"><text:span text:style-name="T5"/></text:p>
              </text:list-header>
            </text:list>
            <text:p text:style-name="Table_20_Contents">1<text:span text:style-name="T22">. L'utente inserisce titolo , descrizione e categoria dell'attività</text:span></text:p>
            <text:p text:style-name="Table_20_Contents">2. L'utente seleziona la funzionalità di aggiungi attività</text:p>
            <text:p text:style-name="P12">3. Il sistema memorizza la nuova attività</text:p>
            <text:p text:style-name="P21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<text:span text:style-name="T11">o </text:span>PsicoPedagogo <text:s/>ha inserito l'attività correttamente, ha confermato l' operazione e il sistema ha aggiornato il programma educat<text:span text:style-name="T12">ivo</text:span></text:p>
            <text:p text:style-name="P10"><text:span text:style-name="T6">Lo </text:span><text:span text:style-name="T7">PsicoPedagogo </text:span><text:span text:style-name="T8"><text:s/>didattico</text:span><text:span text:style-name="T9"> </text:span><text:span text:style-name="T5">ha annullato l' operazione <text:s/>e il sistema non ha aggiornato </text:span><text:span text:style-name="T10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501347" text:style-name="L1">
              <text:list-item>
                <text:p text:style-name="P11">Nel caso di un errore utente,<text:span text:style-name="T24">il si</text:span>stema mostra all<text:span text:style-name="T24">'utente</text:span><text:span text:style-name="T5"> </text:span>un messaggio di errore che 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aggiunta dell'attività deve richi<text:span text:style-name="T24">e</text:span>dere un tempo di memorizzazione minore di 2 secondi</text:p>
          </table:table-cell>
        </table:table-row>
      </table:table>
      <text:p text:style-name="P9"/>
      <text:p text:style-name="P4"><text:span text:style-name="T3">UC_H_</text:span><text:span text:style-name="T5">60</text:span><text:span text:style-name="T3">_</text:span><text:span text:style-name="T5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56S</meta:editing-duration>
    <meta:editing-cycles>31</meta:editing-cycles>
    <meta:generator>LibreOffice/3.6$Windows_x86 LibreOffice_project/da8c1e6-fd468f4-454e206-f42a4a9-143cfd</meta:generator>
    <dc:date>2012-11-22T19:39:41.48</dc:date>
    <meta:document-statistic meta:table-count="1" meta:image-count="0" meta:object-count="0" meta:page-count="1" meta:paragraph-count="20" meta:word-count="139" meta:character-count="1032" meta:non-whitespace-character-count="911"/>
  </office:meta>
</office:document-meta>
</file>